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ActionInterceptorConfig.SimpleActionIntercepto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tionInterceptorConfig.getIntercep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tionInterceptorConfig.getAfte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ctionInterceptorConfig.SimpleActionInterceptorConfig( Boolean afterAction , String intercept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